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404cm"/>
    </style:style>
    <style:style style:name="Tabel7.C" style:family="table-column">
      <style:table-column-properties style:column-width="11.903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a39276"/>
    </style:style>
    <style:style style:name="P26" style:family="paragraph" style:parent-style-name="Table_20_Contents">
      <style:text-properties officeooo:rsid="025cf310" officeooo:paragraph-rsid="02acb922"/>
    </style:style>
    <style:style style:name="P27" style:family="paragraph" style:parent-style-name="Standard" style:list-style-name="L1">
      <style:text-properties officeooo:paragraph-rsid="0215050e"/>
    </style:style>
    <style:style style:name="P28" style:family="paragraph" style:parent-style-name="Standard">
      <style:text-properties officeooo:paragraph-rsid="01be4eb0"/>
    </style:style>
    <style:style style:name="P29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Footnote">
      <style:text-properties officeooo:paragraph-rsid="0219eedd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39" style:family="paragraph" style:parent-style-name="Footnote">
      <style:text-properties officeooo:rsid="0268f29a" officeooo:paragraph-rsid="027028eb"/>
    </style:style>
    <style:style style:name="P40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4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5" style:family="paragraph" style:parent-style-name="Standard" style:list-style-name="L2">
      <style:text-properties officeooo:paragraph-rsid="01d1c20a"/>
    </style:style>
    <style:style style:name="P46" style:family="paragraph" style:parent-style-name="Standard">
      <style:text-properties officeooo:paragraph-rsid="0103e699"/>
    </style:style>
    <style:style style:name="P4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4" style:family="paragraph" style:parent-style-name="Standard">
      <style:text-properties officeooo:paragraph-rsid="0298dcea"/>
    </style:style>
    <style:style style:name="P6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64949e" style:font-size-asian="10pt" style:font-size-complex="10pt"/>
    </style:style>
    <style:style style:name="T42" style:family="text">
      <style:text-properties fo:font-size="10pt" officeooo:rsid="0286637d" style:font-size-asian="10pt" style:font-size-complex="10pt"/>
    </style:style>
    <style:style style:name="T43" style:family="text">
      <style:text-properties fo:font-size="10pt" officeooo:rsid="02747497" style:font-size-asian="10pt" style:font-size-complex="10pt"/>
    </style:style>
    <style:style style:name="T44" style:family="text">
      <style:text-properties fo:font-size="10pt" officeooo:rsid="027341dd" style:font-size-asian="10pt" style:font-size-complex="10pt"/>
    </style:style>
    <style:style style:name="T45" style:family="text">
      <style:text-properties fo:font-size="10pt" officeooo:rsid="0274939b" style:font-size-asian="10pt" style:font-size-complex="10pt"/>
    </style:style>
    <style:style style:name="T46" style:family="text">
      <style:text-properties fo:font-size="10pt" officeooo:rsid="0277d415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0pt" fo:background-color="#ffcc99" loext:char-shading-value="0" style:font-size-asian="10pt" style:font-size-complex="10pt"/>
    </style:style>
    <style:style style:name="T56" style:family="text">
      <style:text-properties fo:font-size="10pt" officeooo:rsid="025e46cc" style:font-size-asian="10pt" style:font-size-complex="10pt"/>
    </style:style>
    <style:style style:name="T57" style:family="text">
      <style:text-properties fo:font-size="10pt" officeooo:rsid="02a88005" style:font-size-asian="10pt" style:font-size-complex="10pt"/>
    </style:style>
    <style:style style:name="T58" style:family="text">
      <style:text-properties fo:font-size="10pt" officeooo:rsid="02a6f2c7" style:font-size-asian="10pt" style:font-size-complex="10pt"/>
    </style:style>
    <style:style style:name="T59" style:family="text">
      <style:text-properties fo:font-size="10pt" officeooo:rsid="02a6f2c7" fo:background-color="#ffcc99" loext:char-shading-value="0" style:font-size-asian="10pt" style:font-size-complex="10pt"/>
    </style:style>
    <style:style style:name="T60" style:family="text">
      <style:text-properties fo:font-size="10pt" officeooo:rsid="02bb40f4" style:font-size-asian="10pt" style:font-size-complex="10pt"/>
    </style:style>
    <style:style style:name="T61" style:family="text">
      <style:text-properties fo:font-size="10pt" officeooo:rsid="029e5bd8" style:font-size-asian="10pt" style:font-size-complex="10pt"/>
    </style:style>
    <style:style style:name="T62" style:family="text">
      <style:text-properties fo:font-size="10pt" officeooo:rsid="029f04de" style:font-size-asian="10pt" style:font-size-complex="10pt"/>
    </style:style>
    <style:style style:name="T63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language="en" fo:country="US"/>
    </style:style>
    <style:style style:name="T70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language="en" fo:country="US" fo:font-weight="bold" style:font-weight-asian="bold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6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officeooo:rsid="020686f0"/>
    </style:style>
    <style:style style:name="T106" style:family="text">
      <style:text-properties officeooo:rsid="01e96954"/>
    </style:style>
    <style:style style:name="T107" style:family="text">
      <style:text-properties fo:language="en" fo:country="US" officeooo:rsid="020686f0"/>
    </style:style>
    <style:style style:name="T108" style:family="text">
      <style:text-properties officeooo:rsid="0298dcea"/>
    </style:style>
    <style:style style:name="T109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 <text:s/></text:span><text:span text:style-name="T41">see</text:span><text:span text:style-name="T42"> </text:span><text:span text:style-name="User_20_Entry"><text:span text:style-name="T43">about:profiles</text:span></text:span><text:span text:style-name="T43">:</text:span><text:span text:style-name="T37"><text:line-break/></text:span><text:span text:style-name="T44">C:\Users\</text:span><text:span text:style-name="T38">&lt;Username&gt;\</text:span><text:span text:style-name="T44">AppData\Roaming\M</text:span><text:span text:style-name="T45">o</text:span><text:span text:style-name="T44">zilla\Firefox\Profiles\</text:span></text:p>
          </table:table-cell>
          <table:table-cell table:style-name="Tabel4.C2" office:value-type="string">
            <text:p text:style-name="P23">Mozilla Firefox <text:span text:style-name="T37">(import </text:span><text:span text:style-name="T40">Bookmarks</text:span><text:span text:style-name="T37">) <text:s/></text:span><text:span text:style-name="T41">see</text:span><text:span text:style-name="T46"> </text:span><text:span text:style-name="User_20_Entry"><text:span text:style-name="T43">about:profiles</text:span></text:span><text:span text:style-name="T43">:</text:span><text:span text:style-name="T37"><text:line-break/></text:span><text:span text:style-name="T38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4"><text:span text:style-name="T34">In use on</text:span><text:span text:style-name="T36"> </text:span>Windows</text:p>
          </table:table-cell>
          <table:table-cell table:style-name="Tabel7.C2" office:value-type="string">
            <text:p text:style-name="P24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5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text:span text:style-name="T55">Outlook.pst</text:span></text:p>
          </table:table-cell>
          <table:table-cell table:style-name="Tabel7.C2" table:number-rows-spanned="3" office:value-type="string">
            <text:p text:style-name="P25"><text:span text:style-name="T53"><text:line-break/></text:span><text:line-break/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6">~/.thunderbird/<text:line-break/></text:span><text:span text:style-name="T57">For</text:span><text:span text:style-name="T58"> </text:span><text:span text:style-name="T59">PST file</text:span><text:span text:style-name="T58"> </text:span><text:span text:style-name="T60">install pst-utils </text:span><text:span text:style-name="T61">a</text:span><text:span text:style-name="T60">n</text:span><text:span text:style-name="T61">d </text:span><text:span text:style-name="T62">add-on</text:span><text:span text:style-name="T60"> 'ImportExportTools NG'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6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6">C:\Users\</text:span><text:span text:style-name="T38">&lt;Username&gt;</text:span><text:span text:style-name="T56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6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6">C:\</text:span><text:span text:style-name="T44">Users</text:span><text:span text:style-name="T56">\</text:span><text:span text:style-name="T38">&lt;Username&gt;\</text:span><text:span text:style-name="T56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7"><text:span text:style-name="Strong_20_Emphasis"><text:span text:style-name="T63">Install </text:span></text:span><text:span text:style-name="Strong_20_Emphasis"><text:span text:style-name="T64">Linux</text:span></text:span></text:p>
        </text:list-item>
      </text:list>
      <text:p text:style-name="P2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0"><text:span text:style-name="T65">Install </text:span><text:span text:style-name="T66">Linux </text:span><text:span text:style-name="T65">according to the </text:span><text:span text:style-name="T67">Checklist i</text:span><text:span text:style-name="T68">nstallation</text:span><text:span text:style-name="T65"><text:note text:id="ftn3" text:note-class="footnote"><text:note-citation>1</text:note-citation><text:note-body><text:p text:style-name="P31"><text:span text:style-name="T69">Checklist installation can be found </text:span><text:span text:style-name="Strong_20_Emphasis"><text:span text:style-name="T70">at </text:span></text:span><text:a xlink:type="simple" xlink:href="https://karelzimmer.nl/html/en/home.html" text:style-name="Internet_20_link" text:visited-style-name="Visited_20_Internet_20_Link"><text:span text:style-name="Strong_20_Emphasis"><text:span text:style-name="T71">karelzimmer.nl/en</text:span></text:span></text:a><text:span text:style-name="Strong_20_Emphasis"><text:span text:style-name="T70">, under</text:span></text:span><text:span text:style-name="T69"> </text:span><text:span text:style-name="T72">Linux</text:span><text:span text:style-name="T69">.</text:span></text:p></text:note-body></text:note></text:span><text:span text:style-name="T65">.</text:span></text:p>
          </table:table-cell>
        </table:table-row>
      </table:table>
      <text:p text:style-name="P32"><text:tab/></text:p>
      <text:list text:continue-numbering="true" text:style-name="L1">
        <text:list-item>
          <text:p text:style-name="P33"><text:soft-page-break/><text:span text:style-name="Strong_20_Emphasis"><text:span text:style-name="T73">Restore backup</text:span></text:span><text:span text:style-name="Emphasis"><text:span text:style-name="T74"> (on Linux)</text:span></text:span><text:span text:style-name="T75"><text:line-break/></text:span></text:p>
          <text:p text:style-name="P34"><text:span text:style-name="Emphasis"><text:span text:style-name="T76">The actions in this chapter must be performed </text:span></text:span><text:span text:style-name="Emphasis"><text:span text:style-name="T77">per user</text:span></text:span><text:span text:style-name="Emphasis"><text:span text:style-name="T76">.</text:span></text:span></text:p>
        </text:list-item>
      </text:list>
      <text:p text:style-name="P35"/>
      <text:p text:style-name="P36"><text:span text:style-name="T78"><text:tab/></text:span><text:span text:style-name="T79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80">Connect the external hard disk.</text:span></text:p>
      <text:p text:style-name="P37"><text:tab/><text:span text:style-name="Strong_20_Emphasis"><text:span text:style-name="T25">☐ ☐ ☐ ☐<text:tab/></text:span></text:span><text:span text:style-name="T81">Copy</text:span><text:span text:style-name="T75"> </text:span><text:span text:style-name="T82">Documents</text:span><text:span text:style-name="T83">, </text:span><text:span text:style-name="T84">etc</text:span><text:span text:style-name="T75">.</text:span></text:p>
      <text:p text:style-name="P38"><text:tab/><text:span text:style-name="Strong_20_Emphasis"><text:span text:style-name="T25">☐ ☐ ☐ ☐<text:tab/></text:span></text:span><text:span text:style-name="Strong_20_Emphasis"><text:span text:style-name="T85">I</text:span></text:span><text:span text:style-name="Strong_20_Emphasis"><text:span text:style-name="T86">mport browser app </text:span></text:span><text:span text:style-name="Strong_20_Emphasis"><text:span text:style-name="T87">data</text:span></text:span><text:span text:style-name="Strong_20_Emphasis"><text:span text:style-name="T88"><text:note text:id="ftn4" text:note-class="footnote"><text:note-citation>1</text:note-citation><text:note-body><text:p text:style-name="P39">See the table “Browser app migration from Windows to Linux” on the previous page.</text:p></text:note-body></text:note></text:span></text:span><text:span text:style-name="Strong_20_Emphasis"><text:span text:style-name="T89">.</text:span></text:span></text:p>
      <text:p text:style-name="P38"><text:span text:style-name="Strong_20_Emphasis"><text:span text:style-name="T90"><text:tab/></text:span></text:span><text:span text:style-name="Strong_20_Emphasis"><text:span text:style-name="T25">☐ ☐ ☐ ☐</text:span></text:span><text:span text:style-name="Strong_20_Emphasis"><text:span text:style-name="T90"><text:tab/></text:span></text:span><text:span text:style-name="Strong_20_Emphasis"><text:span text:style-name="T85">I</text:span></text:span><text:span text:style-name="Strong_20_Emphasis"><text:span text:style-name="T86">mport </text:span></text:span><text:span text:style-name="Strong_20_Emphasis"><text:span text:style-name="T87">mail </text:span></text:span><text:span text:style-name="Strong_20_Emphasis"><text:span text:style-name="T86">app </text:span></text:span><text:span text:style-name="Strong_20_Emphasis"><text:span text:style-name="T87">data</text:span></text:span><text:span text:style-name="Strong_20_Emphasis"><text:span text:style-name="T88"><text:note text:id="ftn5" text:note-class="footnote"><text:note-citation>2</text:note-citation><text:note-body><text:p text:style-name="P39">See the table “<text:span text:style-name="T29">Mail</text:span> app migration from Windows to Linux” on the previous page.</text:p></text:note-body></text:note></text:span></text:span><text:span text:style-name="Strong_20_Emphasis"><text:span text:style-name="T89">.</text:span></text:span></text:p>
      <text:list text:style-name="L2">
        <text:list-header>
          <text:p text:style-name="P40"><text:span text:style-name="T91"><text:tab/></text:span><text:span text:style-name="Strong_20_Emphasis"><text:span text:style-name="T25">☐ ☐ ☐ ☐</text:span></text:span><text:span text:style-name="Strong_20_Emphasis"><text:span text:style-name="T90"><text:tab/></text:span></text:span><text:span text:style-name="T80">Start </text:span><text:span text:style-name="T92">the browser app</text:span><text:span text:style-name="T80"> and check the operation.</text:span></text:p>
          <text:p text:style-name="P41"><text:span text:style-name="T91"><text:tab/></text:span><text:span text:style-name="Strong_20_Emphasis"><text:span text:style-name="T25">☐ ☐ ☐ ☐</text:span></text:span><text:span text:style-name="Strong_20_Emphasis"><text:span text:style-name="T90"><text:tab/></text:span></text:span><text:span text:style-name="T80">Start </text:span><text:span text:style-name="T92">the mail app</text:span><text:span text:style-name="T80"> and check the operation.</text:span></text:p>
        </text:list-header>
      </text:list>
      <text:p text:style-name="P42"><text:tab/><text:span text:style-name="Strong_20_Emphasis"><text:span text:style-name="T25">☐ ☐ ☐ ☐</text:span></text:span><text:span text:style-name="Strong_20_Emphasis"><text:span text:style-name="T90"><text:tab/></text:span></text:span><text:span text:style-name="T91">Remove unnecessary Windows files via </text:span><text:span text:style-name="Strong_20_Emphasis"><text:span text:style-name="T93">Terminal</text:span></text:span><text:span text:style-name="T91"> and the following command line:</text:span></text:p>
      <text:p text:style-name="P43"><text:span text:style-name="T94"><text:tab/><text:tab/><text:tab/><text:tab/><text:tab/></text:span><text:span text:style-name="User_20_Entry"><text:span text:style-name="T95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4"/>
          <text:p text:style-name="P45"><text:span text:style-name="T96"><text:line-break/><text:tab/></text:span><text:span text:style-name="T97">End of checklist, the transfer is complete.</text:span></text:p>
        </text:list-header>
      </text:list>
      <text:p text:style-name="P46"/>
      <text:list text:continue-numbering="true" text:style-name="L2">
        <text:list-item>
          <text:list>
            <text:list-header>
              <text:p text:style-name="P47"><text:span text:style-name="T98">Written</text:span><text:span text:style-name="T99"> </text:span><text:span text:style-name="T98">by</text:span><text:span text:style-name="T99"> </text:span><text:a xlink:type="simple" xlink:href="mailto:info@karelzimmer.nl?subject=Checklist%20installation%20Linux" text:style-name="Internet_20_link" text:visited-style-name="Visited_20_Internet_20_Link"><text:span text:style-name="T100">Karel Zimmer</text:span></text:a><text:span text:style-name="T101">.</text:span></text:p>
              <text:p text:style-name="P47"><text:span text:style-name="T102">License </text:span><text:span text:style-name="T101">C</text:span><text:span text:style-name="T103">C0</text:span><text:span text:style-name="T101"> 1.0</text:span><text:span text:style-name="T104"> </text:span><text:span text:style-name="T10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4"><text:s/></text:span><text:span text:style-name="T10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<text:span text:style-name="T105">User</text:span>#</text:p>
            <text:p text:style-name="P49"/>
          </table:table-cell>
          <table:table-cell table:style-name="Tabel1.A1" table:number-rows-spanned="2" office:value-type="string">
            <text:p text:style-name="P50">Name</text:p>
            <text:p text:style-name="P51">(<text:span text:style-name="T105">e.g</text:span>. Jan <text:span text:style-name="T106">Jansen</text:span>)</text:p>
          </table:table-cell>
          <table:table-cell table:style-name="Tabel1.A1" table:number-rows-spanned="2" office:value-type="string">
            <text:p text:style-name="P50">Username</text:p>
            <text:p text:style-name="P51">(<text:span text:style-name="T105">e.g</text:span>. jan)</text:p>
          </table:table-cell>
          <table:table-cell table:style-name="Tabel1.D1" table:number-rows-spanned="2" office:value-type="string">
            <text:p text:style-name="P52">Password</text:p>
            <text:p text:style-name="P53"/>
          </table:table-cell>
          <table:table-cell table:style-name="Tabel1.E1" office:value-type="string">
            <text:p text:style-name="P54"/>
          </table:table-cell>
          <table:table-cell table:style-name="Tabel1.F1" office:value-type="string">
            <text:p text:style-name="P55">BIOS <text:span text:style-name="T105">password</text:span></text:p>
          </table:table-cell>
          <table:table-cell table:style-name="Tabel1.G1" office:value-type="string">
            <text:p text:style-name="P56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57">Wi<text:span text:style-name="T105">F</text:span>i netw<text:span text:style-name="T105">o</text:span>rk na<text:span text:style-name="T105">me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3">
          <table:table-cell table:style-name="Tabel1.A3" office:value-type="string">
            <text:p text:style-name="P58">1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0">Network key</text:p>
          </table:table-cell>
          <table:table-cell table:style-name="Tabel1.G2" office:value-type="string">
            <text:p text:style-name="P56"/>
          </table:table-cell>
        </table:table-row>
        <table:table-row table:style-name="Tabel1.4">
          <table:table-cell table:style-name="Tabel1.A3" office:value-type="string">
            <text:p text:style-name="P58">2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IP#</text:p>
          </table:table-cell>
          <table:table-cell table:style-name="Tabel1.G2" office:value-type="string">
            <text:p text:style-name="P56"/>
          </table:table-cell>
        </table:table-row>
        <table:table-row table:style-name="Tabel1.5">
          <table:table-cell table:style-name="Tabel1.A3" office:value-type="string">
            <text:p text:style-name="P62">3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<text:span text:style-name="T105">user</text:span>/<text:span text:style-name="T105">passwd</text:span></text:p>
          </table:table-cell>
          <table:table-cell table:style-name="Tabel1.G2" office:value-type="string">
            <text:p text:style-name="P56"/>
          </table:table-cell>
        </table:table-row>
        <table:table-row table:style-name="Tabel1.6">
          <table:table-cell table:style-name="Tabel1.A3" office:value-type="string">
            <text:p text:style-name="P62">4</text:p>
          </table:table-cell>
          <table:table-cell table:style-name="Tabel1.A3" office:value-type="string">
            <text:p text:style-name="P56"/>
          </table:table-cell>
          <table:table-cell table:style-name="Tabel1.A3" office:value-type="string">
            <text:p text:style-name="P56"/>
          </table:table-cell>
          <table:table-cell table:style-name="Tabel1.D3" office:value-type="string">
            <text:p text:style-name="P56"/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3">TeamViewer ID</text:p>
          </table:table-cell>
          <table:table-cell table:style-name="Tabel1.G2" office:value-type="string">
            <text:p text:style-name="P56"/>
          </table:table-cell>
        </table:table-row>
      </table:table>
      <text:p text:style-name="P6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5"><text:span text:style-name="T107">User</text:span><text:span text:style-name="T69">#</text:span></text:p>
          </table:table-cell>
          <table:table-cell table:style-name="Tabel2.A1" office:value-type="string">
            <text:p text:style-name="P66"><text:span text:style-name="T108">Seq.</text:span>#</text:p>
          </table:table-cell>
          <table:table-cell table:style-name="Tabel2.A1" office:value-type="string">
            <text:p text:style-name="P67">Email nam<text:span text:style-name="T105">e</text:span></text:p>
          </table:table-cell>
          <table:table-cell table:style-name="Tabel2.A1" office:value-type="string">
            <text:p text:style-name="P67">Email <text:span text:style-name="T109">address</text:span></text:p>
          </table:table-cell>
          <table:table-cell table:style-name="Tabel2.A1" office:value-type="string">
            <text:p text:style-name="P68">User name</text:p>
          </table:table-cell>
          <table:table-cell table:style-name="Tabel2.F1" office:value-type="string">
            <text:p text:style-name="P69">Password</text:p>
          </table:table-cell>
        </table:table-row>
        <table:table-row table:style-name="Tabel2.2">
          <table:table-cell table:style-name="Tabel2.A2" office:value-type="string">
            <text:p text:style-name="P70"/>
          </table:table-cell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65"/>
          </table:table-cell>
          <table:table-cell table:style-name="Tabel2.A2" office:value-type="string">
            <text:p text:style-name="P70"/>
          </table:table-cell>
          <table:table-cell table:style-name="Tabel2.F2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  <table:table-row table:style-name="Tabel2.2">
          <table:table-cell table:style-name="Tabel2.A3" office:value-type="string">
            <text:p text:style-name="P70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65"/>
          </table:table-cell>
          <table:table-cell table:style-name="Tabel2.A3" office:value-type="string">
            <text:p text:style-name="P70"/>
          </table:table-cell>
          <table:table-cell table:style-name="Tabel2.F3" office:value-type="string">
            <text:p text:style-name="P70"/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5T14:24:52.108040512">11/2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5T14:24:52.109417240">11/2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14:24:52.038999759</dc:date>
    <meta:print-date>2014-01-05T10:21:33.960023988</meta:print-date>
    <meta:keyword>Installatie</meta:keyword>
    <meta:keyword>Checklist</meta:keyword>
    <meta:keyword>Linux</meta:keyword>
    <meta:editing-cycles>2574</meta:editing-cycles>
    <meta:editing-duration>P5DT8H51M41S</meta:editing-duration>
    <meta:printed-by>Karel Zimmer</meta:printed-by>
    <dc:creator>Karel Zimmer</dc:creator>
    <meta:document-statistic meta:table-count="8" meta:image-count="2" meta:object-count="0" meta:page-count="4" meta:paragraph-count="90" meta:word-count="487" meta:character-count="3285" meta:non-whitespace-character-count="2789"/>
    <meta:user-defined meta:name="Info 1"/>
    <meta:user-defined meta:name="Info 2"/>
    <meta:user-defined meta:name="Info 3"/>
    <meta:user-defined meta:name="Info 4"/>
  </office:meta>
</office:document-meta>
</file>